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anumGothic" svg:font-family="NanumGothic"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3d1ed" officeooo:paragraph-rsid="0003d1ed"/>
    </style:style>
    <style:style style:name="P2" style:family="paragraph" style:parent-style-name="Text_20_body">
      <style:text-properties officeooo:rsid="0004c349" officeooo:paragraph-rsid="0004c349"/>
    </style:style>
    <style:style style:name="P3" style:family="paragraph" style:parent-style-name="Text_20_body">
      <style:text-properties officeooo:rsid="00054db0" officeooo:paragraph-rsid="0006139d"/>
    </style:style>
    <style:style style:name="P4" style:family="paragraph" style:parent-style-name="Text_20_body">
      <style:text-properties officeooo:rsid="00054db0" officeooo:paragraph-rsid="0031cb71"/>
    </style:style>
    <style:style style:name="P5" style:family="paragraph" style:parent-style-name="Text_20_body">
      <style:text-properties officeooo:rsid="000bf660" officeooo:paragraph-rsid="000bf660"/>
    </style:style>
    <style:style style:name="P6" style:family="paragraph" style:parent-style-name="Text_20_body">
      <style:text-properties officeooo:rsid="000f3aad" officeooo:paragraph-rsid="000f3aad"/>
    </style:style>
    <style:style style:name="P7" style:family="paragraph" style:parent-style-name="Text_20_body">
      <style:text-properties officeooo:rsid="000fa229" officeooo:paragraph-rsid="000fa229"/>
    </style:style>
    <style:style style:name="P8" style:family="paragraph" style:parent-style-name="Text_20_body">
      <style:text-properties style:font-name="Liberation Sans" fo:font-style="normal" officeooo:rsid="00119efe" officeooo:paragraph-rsid="00119efe" style:font-name-asian="NanumGothic" style:font-style-asian="normal" style:font-name-complex="NanumGothic" style:font-style-complex="normal"/>
    </style:style>
    <style:style style:name="P9" style:family="paragraph" style:parent-style-name="Text_20_body">
      <style:text-properties style:font-name="Liberation Sans" fo:font-style="normal" officeooo:rsid="0015f2d1" officeooo:paragraph-rsid="0015f2d1" style:font-name-asian="NanumGothic" style:font-style-asian="normal" style:font-name-complex="NanumGothic" style:font-style-complex="normal"/>
    </style:style>
    <style:style style:name="P10" style:family="paragraph" style:parent-style-name="Text_20_body">
      <style:text-properties officeooo:rsid="0015f2d1" officeooo:paragraph-rsid="0015f2d1"/>
    </style:style>
    <style:style style:name="P11" style:family="paragraph" style:parent-style-name="Text_20_body">
      <style:text-properties officeooo:rsid="0015f2d1" officeooo:paragraph-rsid="001ad01d"/>
    </style:style>
    <style:style style:name="P12" style:family="paragraph" style:parent-style-name="Text_20_body">
      <style:text-properties officeooo:rsid="0015f2d1" officeooo:paragraph-rsid="001c2ee7"/>
    </style:style>
    <style:style style:name="P13" style:family="paragraph" style:parent-style-name="Text_20_body">
      <style:text-properties officeooo:rsid="0015f2d1" officeooo:paragraph-rsid="001710b2"/>
    </style:style>
    <style:style style:name="P14" style:family="paragraph" style:parent-style-name="Text_20_body">
      <style:text-properties officeooo:rsid="0015f2d1" officeooo:paragraph-rsid="00367228"/>
    </style:style>
    <style:style style:name="P15" style:family="paragraph" style:parent-style-name="Text_20_body">
      <style:text-properties officeooo:rsid="001710b2" officeooo:paragraph-rsid="001710b2"/>
    </style:style>
    <style:style style:name="P16" style:family="paragraph" style:parent-style-name="Text_20_body">
      <style:text-properties style:font-name="Liberation Mono" officeooo:rsid="0015f2d1" officeooo:paragraph-rsid="0015f2d1"/>
    </style:style>
    <style:style style:name="P17" style:family="paragraph" style:parent-style-name="Text_20_body">
      <style:text-properties style:font-name="Liberation Mono" officeooo:rsid="0015f2d1" officeooo:paragraph-rsid="001c2ee7"/>
    </style:style>
    <style:style style:name="P18" style:family="paragraph" style:parent-style-name="Text_20_body">
      <style:text-properties style:font-name="Liberation Mono" officeooo:rsid="0015f2d1" officeooo:paragraph-rsid="001710b2"/>
    </style:style>
    <style:style style:name="P19" style:family="paragraph" style:parent-style-name="Text_20_body">
      <style:text-properties style:font-name="Liberation Mono" officeooo:rsid="0015f2d1" officeooo:paragraph-rsid="001cf1f6"/>
    </style:style>
    <style:style style:name="P20" style:family="paragraph" style:parent-style-name="Text_20_body">
      <style:text-properties style:font-name="Liberation Mono" officeooo:rsid="001ad01d" officeooo:paragraph-rsid="001ad01d"/>
    </style:style>
    <style:style style:name="P21" style:family="paragraph" style:parent-style-name="Text_20_body">
      <style:text-properties style:font-name="Liberation Mono" officeooo:rsid="001c2ee7" officeooo:paragraph-rsid="001c2ee7"/>
    </style:style>
    <style:style style:name="P22" style:family="paragraph" style:parent-style-name="Text_20_body">
      <style:text-properties style:font-name="Liberation Mono" officeooo:rsid="001710b2" officeooo:paragraph-rsid="001710b2"/>
    </style:style>
    <style:style style:name="P23" style:family="paragraph" style:parent-style-name="Text_20_body">
      <style:text-properties style:font-name="Liberation Mono" officeooo:rsid="001f4bec" officeooo:paragraph-rsid="001f4bec"/>
    </style:style>
    <style:style style:name="P24" style:family="paragraph" style:parent-style-name="Text_20_body">
      <style:text-properties officeooo:paragraph-rsid="0015f2d1"/>
    </style:style>
    <style:style style:name="P25" style:family="paragraph" style:parent-style-name="Text_20_body">
      <style:text-properties officeooo:rsid="0020edb4" officeooo:paragraph-rsid="0020edb4"/>
    </style:style>
    <style:style style:name="P26" style:family="paragraph" style:parent-style-name="Text_20_body">
      <style:text-properties officeooo:rsid="003030cf" officeooo:paragraph-rsid="003030cf"/>
    </style:style>
    <style:style style:name="P27" style:family="paragraph" style:parent-style-name="Text_20_body">
      <style:text-properties officeooo:rsid="0030499f" officeooo:paragraph-rsid="0030499f"/>
    </style:style>
    <style:style style:name="P28" style:family="paragraph" style:parent-style-name="Text_20_body">
      <style:text-properties officeooo:rsid="0031cb71" officeooo:paragraph-rsid="0031cb71"/>
    </style:style>
    <style:style style:name="P29" style:family="paragraph" style:parent-style-name="Text_20_body">
      <style:text-properties officeooo:rsid="0006139d" officeooo:paragraph-rsid="0031cb71"/>
    </style:style>
    <style:style style:name="P30" style:family="paragraph" style:parent-style-name="Text_20_body">
      <style:text-properties officeooo:rsid="00337718" officeooo:paragraph-rsid="00337718"/>
    </style:style>
    <style:style style:name="P31" style:family="paragraph" style:parent-style-name="Text_20_body">
      <style:text-properties officeooo:rsid="00349fc7" officeooo:paragraph-rsid="00349fc7"/>
    </style:style>
    <style:style style:name="P32" style:family="paragraph" style:parent-style-name="Text_20_body">
      <style:text-properties style:font-name="Liberation Serif" fo:font-style="normal" officeooo:rsid="0015f2d1" officeooo:paragraph-rsid="00349fc7" style:font-name-asian="NanumGothic" style:font-style-asian="normal" style:font-name-complex="NanumGothic" style:font-style-complex="normal"/>
    </style:style>
    <style:style style:name="P33" style:family="paragraph" style:parent-style-name="Text_20_body">
      <style:text-properties style:font-name="Liberation Serif" fo:font-style="normal" officeooo:rsid="0014565d" officeooo:paragraph-rsid="00349fc7" style:font-name-asian="NanumGothic" style:font-style-asian="normal" style:font-name-complex="NanumGothic" style:font-style-complex="normal"/>
    </style:style>
    <style:style style:name="P34" style:family="paragraph" style:parent-style-name="Text_20_body">
      <style:text-properties style:font-name="Liberation Serif" officeooo:rsid="001f4bec" officeooo:paragraph-rsid="001f4bec"/>
    </style:style>
    <style:style style:name="P35" style:family="paragraph" style:parent-style-name="Text_20_body">
      <style:text-properties officeooo:rsid="003d42c2" officeooo:paragraph-rsid="003e86a8"/>
    </style:style>
    <style:style style:name="P36" style:family="paragraph" style:parent-style-name="Text_20_body">
      <style:text-properties officeooo:rsid="0031b359" officeooo:paragraph-rsid="003e86a8"/>
    </style:style>
    <style:style style:name="P37" style:family="paragraph" style:parent-style-name="Text_20_body">
      <style:text-properties officeooo:rsid="003f6b8a" officeooo:paragraph-rsid="003f6b8a"/>
    </style:style>
    <style:style style:name="P38" style:family="paragraph" style:parent-style-name="Standard">
      <style:text-properties officeooo:rsid="0015f2d1" officeooo:paragraph-rsid="001710b2"/>
    </style:style>
    <style:style style:name="P39" style:family="paragraph" style:parent-style-name="Standard">
      <style:text-properties officeooo:rsid="0015f2d1" officeooo:paragraph-rsid="001cf1f6"/>
    </style:style>
    <style:style style:name="P40" style:family="paragraph" style:parent-style-name="Title">
      <style:text-properties officeooo:paragraph-rsid="002344ba"/>
    </style:style>
    <style:style style:name="P41" style:family="paragraph" style:parent-style-name="Text_20_body" style:list-style-name="L1">
      <style:text-properties officeooo:rsid="003030cf" officeooo:paragraph-rsid="003030cf"/>
    </style:style>
    <style:style style:name="P42" style:family="paragraph" style:parent-style-name="Text_20_body" style:list-style-name="L2">
      <style:text-properties officeooo:rsid="0008b798" officeooo:paragraph-rsid="0008b798"/>
    </style:style>
    <style:style style:name="P43" style:family="paragraph" style:parent-style-name="Text_20_body" style:list-style-name="L2">
      <style:text-properties officeooo:rsid="0008e35c" officeooo:paragraph-rsid="0008e35c"/>
    </style:style>
    <style:style style:name="P44" style:family="paragraph" style:parent-style-name="Text_20_body" style:list-style-name="L2">
      <style:text-properties officeooo:rsid="000e70d7" officeooo:paragraph-rsid="000e70d7"/>
    </style:style>
    <style:style style:name="P45" style:family="paragraph" style:parent-style-name="Text_20_body" style:list-style-name="L3">
      <style:text-properties officeooo:rsid="000bf660" officeooo:paragraph-rsid="000bf660"/>
    </style:style>
    <style:style style:name="P46" style:family="paragraph" style:parent-style-name="Text_20_body" style:list-style-name="L3">
      <style:text-properties officeooo:rsid="00398c01" officeooo:paragraph-rsid="00398c01"/>
    </style:style>
    <style:style style:name="P47" style:family="paragraph" style:parent-style-name="Text_20_body" style:list-style-name="L4">
      <style:text-properties officeooo:rsid="000fa229" officeooo:paragraph-rsid="000fa229"/>
    </style:style>
    <style:style style:name="P48" style:family="paragraph" style:parent-style-name="Text_20_body" style:list-style-name="L5">
      <style:text-properties officeooo:rsid="000fa229" officeooo:paragraph-rsid="00119efe"/>
    </style:style>
    <style:style style:name="P49" style:family="paragraph" style:parent-style-name="Text_20_body" style:list-style-name="L6">
      <style:text-properties officeooo:rsid="0015f2d1" officeooo:paragraph-rsid="0015f2d1"/>
    </style:style>
    <style:style style:name="P50" style:family="paragraph" style:parent-style-name="Text_20_body" style:list-style-name="L7">
      <style:text-properties officeooo:rsid="0015f2d1" officeooo:paragraph-rsid="0015f2d1"/>
    </style:style>
    <style:style style:name="P51" style:family="paragraph" style:parent-style-name="Text_20_body" style:list-style-name="L8">
      <style:text-properties officeooo:rsid="001710b2" officeooo:paragraph-rsid="001710b2"/>
    </style:style>
    <style:style style:name="P52" style:family="paragraph" style:parent-style-name="Text_20_body" style:list-style-name="L8">
      <style:text-properties officeooo:rsid="001710b2" officeooo:paragraph-rsid="0037a8b7"/>
    </style:style>
    <style:style style:name="P53" style:family="paragraph" style:parent-style-name="Text_20_body" style:list-style-name="L9">
      <style:text-properties officeooo:rsid="0020edb4" officeooo:paragraph-rsid="0020edb4"/>
    </style:style>
    <style:style style:name="P54" style:family="paragraph" style:parent-style-name="Text_20_body">
      <style:text-properties officeooo:rsid="0003d1ed" officeooo:paragraph-rsid="0043551b"/>
    </style:style>
    <style:style style:name="P55" style:family="paragraph" style:parent-style-name="Text_20_body" style:list-style-name="L10">
      <style:text-properties officeooo:paragraph-rsid="0043551b"/>
    </style:style>
    <style:style style:name="P56" style:family="paragraph" style:parent-style-name="Heading_20_3">
      <style:text-properties officeooo:rsid="003030cf" officeooo:paragraph-rsid="003030cf"/>
    </style:style>
    <style:style style:name="P57" style:family="paragraph" style:parent-style-name="Heading_20_3" style:list-style-name=""/>
    <style:style style:name="P58" style:family="paragraph" style:parent-style-name="Heading_20_3" style:list-style-name="">
      <style:text-properties officeooo:paragraph-rsid="0031cb71"/>
    </style:style>
    <style:style style:name="P59" style:family="paragraph" style:parent-style-name="Heading_20_3">
      <style:text-properties officeooo:paragraph-rsid="000e9848"/>
    </style:style>
    <style:style style:name="P60" style:family="paragraph" style:parent-style-name="Heading_20_3">
      <style:text-properties officeooo:paragraph-rsid="0031cb71"/>
    </style:style>
    <style:style style:name="P61" style:family="paragraph" style:parent-style-name="Heading_20_3">
      <style:text-properties officeooo:paragraph-rsid="00349fc7"/>
    </style:style>
    <style:style style:name="P62" style:family="paragraph" style:parent-style-name="Heading_20_3">
      <style:text-properties style:font-name="Liberation Sans" fo:font-style="normal" officeooo:rsid="0015f2d1" style:font-name-asian="NanumGothic" style:font-style-asian="normal" style:font-name-complex="NanumGothic" style:font-style-complex="normal"/>
    </style:style>
    <style:style style:name="P63" style:family="paragraph" style:parent-style-name="Heading_20_3" style:list-style-name="">
      <style:text-properties officeooo:rsid="0015f2d1" officeooo:paragraph-rsid="0015f2d1"/>
    </style:style>
    <style:style style:name="P64" style:family="paragraph" style:parent-style-name="Heading_20_3">
      <style:text-properties officeooo:paragraph-rsid="00337718"/>
    </style:style>
    <style:style style:name="P65" style:family="paragraph" style:parent-style-name="Heading_20_3">
      <style:paragraph-properties fo:break-before="page"/>
    </style:style>
    <style:style style:name="P66" style:family="paragraph" style:parent-style-name="Heading_20_3">
      <style:paragraph-properties fo:break-before="page"/>
      <style:text-properties officeooo:paragraph-rsid="003d42c2"/>
    </style:style>
    <style:style style:name="P67" style:family="paragraph" style:parent-style-name="Heading_20_3">
      <style:paragraph-properties fo:break-before="page"/>
      <style:text-properties officeooo:paragraph-rsid="0031cb71"/>
    </style:style>
    <style:style style:name="P68" style:family="paragraph" style:parent-style-name="Heading_20_3">
      <style:paragraph-properties fo:break-before="page"/>
      <style:text-properties officeooo:rsid="0015f2d1" officeooo:paragraph-rsid="0015f2d1"/>
    </style:style>
    <style:style style:name="P69" style:family="paragraph">
      <style:paragraph-properties fo:margin-left="0in" fo:margin-right="0in" fo:margin-top="0in" fo:margin-bottom="0in" fo:line-height="100%" fo:text-align="center" fo:text-indent="0in"/>
    </style:style>
    <style:style style:name="P7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7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ff8d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74" style:family="paragraph">
      <loext:graphic-properties draw:fill="none" draw:fill-color="#ffff6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4c349"/>
    </style:style>
    <style:style style:name="T2" style:family="text">
      <style:text-properties officeooo:rsid="00054db0"/>
    </style:style>
    <style:style style:name="T3" style:family="text">
      <style:text-properties officeooo:rsid="0006139d"/>
    </style:style>
    <style:style style:name="T4" style:family="text">
      <style:text-properties officeooo:rsid="0007250f"/>
    </style:style>
    <style:style style:name="T5" style:family="text">
      <style:text-properties officeooo:rsid="000aaaf9"/>
    </style:style>
    <style:style style:name="T6" style:family="text">
      <style:text-properties officeooo:rsid="000e70d7"/>
    </style:style>
    <style:style style:name="T7" style:family="text">
      <style:text-properties style:font-name="NanumGothic" officeooo:rsid="00119efe" style:font-name-asian="NanumGothic" style:font-name-complex="NanumGothic"/>
    </style:style>
    <style:style style:name="T8" style:family="text">
      <style:text-properties style:font-name="NanumGothic" fo:font-style="italic" officeooo:rsid="00119efe" style:font-name-asian="NanumGothic" style:font-style-asian="italic" style:font-name-complex="NanumGothic" style:font-style-complex="italic"/>
    </style:style>
    <style:style style:name="T9" style:family="text">
      <style:text-properties style:font-name="NanumGothic" fo:font-style="normal" officeooo:rsid="00119efe" style:font-name-asian="NanumGothic" style:font-style-asian="normal" style:font-name-complex="NanumGothic" style:font-style-complex="normal"/>
    </style:style>
    <style:style style:name="T10" style:family="text">
      <style:text-properties style:font-name="Liberation Serif" officeooo:rsid="00119efe" style:font-name-asian="WenQuanYi Zen Hei Sharp" style:font-name-complex="Lohit Devanagari"/>
    </style:style>
    <style:style style:name="T11" style:family="text">
      <style:text-properties style:font-name="Liberation Serif" fo:font-style="italic" officeooo:rsid="00119efe" style:font-name-asian="WenQuanYi Zen Hei Sharp" style:font-style-asian="italic" style:font-name-complex="Lohit Devanagari" style:font-style-complex="italic"/>
    </style:style>
    <style:style style:name="T12" style:family="text">
      <style:text-properties style:font-name="Liberation Serif" fo:font-style="italic" style:text-underline-style="solid" style:text-underline-width="bold" style:text-underline-color="font-color" officeooo:rsid="00119efe" style:font-name-asian="WenQuanYi Zen Hei Sharp" style:font-style-asian="italic" style:font-name-complex="Lohit Devanagari" style:font-style-complex="italic"/>
    </style:style>
    <style:style style:name="T13" style:family="text">
      <style:text-properties style:font-name="Liberation Serif" fo:font-style="normal" officeooo:rsid="00119efe" style:font-name-asian="WenQuanYi Zen Hei Sharp" style:font-style-asian="normal" style:font-name-complex="Lohit Devanagari" style:font-style-complex="normal"/>
    </style:style>
    <style:style style:name="T14" style:family="text">
      <style:text-properties style:font-name="Liberation Sans" fo:font-style="normal" style:font-name-asian="NanumGothic" style:font-style-asian="normal" style:font-name-complex="NanumGothic" style:font-style-complex="normal"/>
    </style:style>
    <style:style style:name="T15" style:family="text">
      <style:text-properties style:font-name="Liberation Sans" fo:font-style="normal" officeooo:rsid="00119efe" style:font-name-asian="NanumGothic" style:font-style-asian="normal" style:font-name-complex="NanumGothic" style:font-style-complex="normal"/>
    </style:style>
    <style:style style:name="T16" style:family="text">
      <style:text-properties style:font-name="Liberation Sans" fo:font-style="normal" officeooo:rsid="00349fc7" style:font-name-asian="NanumGothic" style:font-style-asian="normal" style:font-name-complex="NanumGothic" style:font-style-complex="normal"/>
    </style:style>
    <style:style style:name="T17" style:family="text">
      <style:text-properties officeooo:rsid="0015f2d1"/>
    </style:style>
    <style:style style:name="T18" style:family="text">
      <style:text-properties style:font-name="Liberation Mono"/>
    </style:style>
    <style:style style:name="T19" style:family="text">
      <style:text-properties officeooo:rsid="001ad01d"/>
    </style:style>
    <style:style style:name="T20" style:family="text">
      <style:text-properties officeooo:rsid="001c2ee7"/>
    </style:style>
    <style:style style:name="T21" style:family="text">
      <style:text-properties officeooo:rsid="001cf1f6"/>
    </style:style>
    <style:style style:name="T22" style:family="text">
      <style:text-properties fo:font-weight="bold" style:font-weight-asian="bold" style:font-weight-complex="bold"/>
    </style:style>
    <style:style style:name="T23" style:family="text">
      <style:text-properties officeooo:rsid="0020edb4"/>
    </style:style>
    <style:style style:name="T24" style:family="text">
      <style:text-properties officeooo:rsid="003030cf"/>
    </style:style>
    <style:style style:name="T25" style:family="text">
      <style:text-properties officeooo:rsid="0030499f"/>
    </style:style>
    <style:style style:name="T26" style:family="text">
      <style:text-properties officeooo:rsid="0031b359"/>
    </style:style>
    <style:style style:name="T27" style:family="text">
      <style:text-properties officeooo:rsid="0031cb71"/>
    </style:style>
    <style:style style:name="T28" style:family="text">
      <style:text-properties officeooo:rsid="00349fc7"/>
    </style:style>
    <style:style style:name="T29" style:family="text">
      <style:text-properties officeooo:rsid="00367228"/>
    </style:style>
    <style:style style:name="T30" style:family="text">
      <style:text-properties officeooo:rsid="0037a8b7"/>
    </style:style>
    <style:style style:name="T31" style:family="text">
      <style:text-properties officeooo:rsid="00395b7e"/>
    </style:style>
    <style:style style:name="T32" style:family="text">
      <style:text-properties officeooo:rsid="00398c01"/>
    </style:style>
    <style:style style:name="T33" style:family="text">
      <style:text-properties officeooo:rsid="003b9e57"/>
    </style:style>
    <style:style style:name="T34" style:family="text">
      <style:text-properties officeooo:rsid="0041f630"/>
    </style:style>
    <style:style style:name="T35" style:family="text">
      <style:text-properties officeooo:rsid="00431dca"/>
    </style:style>
    <style:style style:name="T36" style:family="text">
      <style:text-properties officeooo:rsid="0043551b"/>
    </style:style>
    <style:style style:name="T37" style:family="text">
      <style:text-properties officeooo:rsid="0003d1ed"/>
    </style:style>
    <style:style style:name="T38" style:family="text">
      <style:text-properties officeooo:rsid="0043c0e2"/>
    </style:style>
    <style:style style:name="T39" style:family="text">
      <style:text-properties officeooo:rsid="00458d06"/>
    </style:style>
    <style:style style:name="T40" style:family="text">
      <style:text-properties officeooo:rsid="0046f7a2"/>
    </style:style>
    <style:style style:name="T41" style:family="text">
      <style:text-properties officeooo:rsid="0048e244"/>
    </style:style>
    <style:style style:name="T4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55in" fo:min-width="0.84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55in" fo:min-width="0.88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55in" fo:min-width="0.809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55in" fo:min-width="0.6161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598in" svg:stroke-color="#cc6633" draw:marker-start="" draw:marker-start-width="0.1681in" draw:marker-start-center="false" draw:marker-end="" draw:marker-end-width="0.2075in" draw:marker-end-center="false" draw:fill="none" draw:fill-color="#729fcf"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7" style:family="graphic">
      <style:graphic-properties draw:stroke="solid" svg:stroke-width="0.0598in" svg:stroke-color="#cc6633" draw:marker-start="" draw:marker-start-width="0.1681in" draw:marker-start-center="false" draw:marker-end="" draw:marker-end-width="0.2075in" draw:marker-end-center="false" draw:fill="solid" draw:fill-color="#ff8d00"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55in" fo:min-width="0.267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55in" fo:min-width="0.268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ffff6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LASSI_<text:span text:style-name="T24">DAQ</text:span> Scanner <text:span text:style-name="T24">Control</text:span></text:p>
      <text:h text:style-name="P56" text:outline-level="3">1.0 Introduction</text:h>
      <text:p text:style-name="P26">The LASSI data acquisition and control program (lassi_daq) is a Windows application, written in C#. <text:s/>The program is responsible for:</text:p>
      <text:list xml:id="list1318915968" text:style-name="L1">
        <text:list-item>
          <text:p text:style-name="P41">Providing a control and data network interface to both the <text:span text:style-name="T34">LASSI</text:span> manager and <text:span text:style-name="T34">post-processing</text:span> programs;</text:p>
        </text:list-item>
        <text:list-item>
          <text:p text:style-name="P41">Control of the deployment/retraction of the Terrestrial Laser Scanner (TLS) from its weather protective enclosure (TBD);</text:p>
        </text:list-item>
        <text:list-item>
          <text:p text:style-name="P41">Control of the TLS, including the remote power off/on switch powering the unit;</text:p>
        </text:list-item>
        <text:list-item>
          <text:p text:style-name="P41">Configuration and sequencing and initiation of a TLS scan;</text:p>
        </text:list-item>
        <text:list-item>
          <text:p text:style-name="P41">Retrieval of the TLS data, and formatting the data for publishing to both the LASSI manager and post-processing programs;</text:p>
        </text:list-item>
        <text:list-item>
          <text:p text:style-name="P41">Reporting errors due to deployment, misconfiguration, or TLS error conditions to the LASSI manager.</text:p>
        </text:list-item>
      </text:list>
      <text:p text:style-name="P37">The following sections detail the sequence of operations and interactions between the lassi_daq, the <text:s/>post-processing and the LASSI manager.</text:p>
      <text:p text:style-name="P26"/>
      <text:h text:style-name="P57" text:outline-level="3"/>
      <text:h text:style-name="P65" text:outline-level="3">2.0 Basic Sequence of Operation</text:h>
      <text:p text:style-name="Text_20_body"/>
      <text:p text:style-name="Text_20_body"><draw:g text:anchor-type="paragraph" draw:z-index="0" draw:name="Shape1" draw:style-name="gr1"><draw:custom-shape draw:style-name="gr2" draw:text-style-name="P70" xml:id="id2" draw:id="id2" svg:width="1.0453in" svg:height="0.4543in" svg:x="0.9106in" svg:y="0.1201in"><text:p text:style-name="P69"><text:span text:style-name="T42">Lassi DAQ</text:span></text:p><draw:enhanced-geometry svg:viewBox="0 0 21600 21600" draw:type="rectangle" draw:enhanced-path="M 0 0 L 21600 0 21600 21600 0 21600 0 0 Z N"/></draw:custom-shape><draw:custom-shape draw:style-name="gr3" draw:text-style-name="P70" xml:id="id1" draw:id="id1" svg:width="1.085in" svg:height="0.4543in" svg:x="-0.4839in" svg:y="0.1201in"><text:p text:style-name="P69"><text:span text:style-name="T42">Lassi Manager</text:span></text:p><draw:enhanced-geometry svg:viewBox="0 0 21600 21600" draw:type="rectangle" draw:enhanced-path="M 0 0 L 21600 0 21600 21600 0 21600 0 0 Z N"/></draw:custom-shape><draw:custom-shape draw:style-name="gr4" draw:text-style-name="P70" xml:id="id3" draw:id="id3" svg:width="1.0071in" svg:height="0.4543in" svg:x="5.0925in" svg:y="0.1201in"><text:p text:style-name="P69"><text:span text:style-name="T42">Pipeline</text:span></text:p><draw:enhanced-geometry svg:viewBox="0 0 21600 21600" draw:type="rectangle" draw:enhanced-path="M 0 0 L 21600 0 21600 21600 0 21600 0 0 Z N"/></draw:custom-shape><draw:custom-shape draw:style-name="gr5" draw:text-style-name="P70" xml:id="id4" draw:id="id4" svg:width="0.8134in" svg:height="0.4543in" svg:x="6.2933in" svg:y="0.1201in"><text:p text:style-name="P69"><text:span text:style-name="T42">Active</text:span></text:p><text:p text:style-name="P69"><text:span text:style-name="T42">Surface</text:span></text:p><draw:enhanced-geometry svg:viewBox="0 0 21600 21600" draw:type="rectangle" draw:enhanced-path="M 0 0 L 21600 0 21600 21600 0 21600 0 0 Z N"/></draw:custom-shape><draw:connector draw:style-name="gr6" draw:text-style-name="P71" draw:type="lines" svg:x1="0.0587in" svg:y1="0.5744in" svg:x2="0.0815in" svg:y2="4.7591in" draw:start-shape="id1" draw:start-glue-point="2" svg:d="M149 1459v501l58 10128" svg:viewBox="0 0 60 10631"><text:p/></draw:connector><draw:connector draw:style-name="gr6" draw:text-style-name="P71" draw:type="lines" svg:x1="1.4327in" svg:y1="0.5744in" svg:x2="1.4362in" svg:y2="4.7591in" draw:start-shape="id2" draw:start-glue-point="2" svg:d="M3639 1459v501l9 10128" svg:viewBox="0 0 11 10631"><text:p/></draw:connector><draw:connector draw:style-name="gr6" draw:text-style-name="P71" draw:type="lines" svg:x1="5.5961in" svg:y1="0.5744in" svg:x2="5.635in" svg:y2="4.7728in" draw:start-shape="id3" draw:start-glue-point="2" svg:d="M14214 1459v501l99 10163" svg:viewBox="0 0 101 10666"><text:p/></draw:connector><draw:connector draw:style-name="gr7" draw:text-style-name="P72" draw:type="lines" svg:x1="6.6996in" svg:y1="0.5744in" svg:x2="6.7039in" svg:y2="4.7591in" draw:start-shape="id4" draw:start-glue-point="2" svg:d="M17017 1459v501l11 10128" svg:viewBox="0 0 12 10631"><text:p/></draw:connector><draw:line draw:style-name="gr8" draw:text-style-name="P71" svg:x1="0.0587in" svg:y1="1.3681in" svg:x2="1.4142in" svg:y2="1.3681in"><text:p text:style-name="P69"><text:span text:style-name="T43">Run scan</text:span></text:p><text:p text:style-name="P69"><text:span text:style-name="T44"/></text:p></draw:line><draw:custom-shape draw:style-name="gr9" draw:text-style-name="P70" xml:id="id5" draw:id="id5" svg:width="0.465in" svg:height="0.4543in" svg:x="4.1244in" svg:y="0.1201in"><text:p text:style-name="P69"><text:span text:style-name="T42">Mount</text:span></text:p><draw:enhanced-geometry svg:viewBox="0 0 21600 21600" draw:type="rectangle" draw:enhanced-path="M 0 0 L 21600 0 21600 21600 0 21600 0 0 Z N"/></draw:custom-shape><draw:connector draw:style-name="gr6" draw:text-style-name="P71" draw:type="lines" svg:x1="4.3563in" svg:y1="0.5744in" svg:x2="4.3638in" svg:y2="4.7508in" draw:start-shape="id5" draw:start-glue-point="2" svg:d="M11065 1459v501l19 10107" svg:viewBox="0 0 21 10610"><text:p/></draw:connector><draw:line draw:style-name="gr8" draw:text-style-name="P73" svg:x1="1.4528in" svg:y1="1.3606in" svg:x2="4.3571in" svg:y2="1.3606in"><text:p text:style-name="P69"><text:span text:style-name="T43">Deploy [2.1</text:span></text:p><text:p text:style-name="P69"><text:span text:style-name="T43"/></text:p></draw:line><draw:line draw:style-name="gr10" draw:text-style-name="P71" svg:x1="1.4528in" svg:y1="1.8382in" svg:x2="3.2728in" svg:y2="1.8382in"><text:p text:style-name="P69"><text:span text:style-name="T43">TLS Ready [2.3]</text:span></text:p><text:p text:style-name="P69"><text:span text:style-name="T44"/></text:p></draw:line><draw:line draw:style-name="gr8" draw:text-style-name="P73" svg:x1="1.4913in" svg:y1="2.5547in" svg:x2="3.3114in" svg:y2="2.5547in"><text:p text:style-name="P69"><text:span text:style-name="T43">Start TLS Scan [2.5]</text:span></text:p><text:p text:style-name="P69"><text:span text:style-name="T43"/></text:p></draw:line><draw:line draw:style-name="gr10" draw:text-style-name="P71" svg:x1="1.4528in" svg:y1="2.7933in" svg:x2="3.3114in" svg:y2="2.7933in"><text:p text:style-name="P69"><text:span text:style-name="T43">Scan Complete</text:span></text:p><text:p text:style-name="P69"><text:span text:style-name="T44"/></text:p></draw:line><draw:line draw:style-name="gr10" draw:text-style-name="P71" svg:x1="1.4528in" svg:y1="3.0319in" svg:x2="3.3114in" svg:y2="3.0319in"><text:p text:style-name="P69"><text:span text:style-name="T43">Scanner TLS Data [2.6]</text:span></text:p><text:p text:style-name="P69"><text:span text:style-name="T44"/></text:p></draw:line><draw:line draw:style-name="gr10" draw:text-style-name="P71" svg:x1="0.0972in" svg:y1="3.289in" svg:x2="1.4138in" svg:y2="3.2969in"><text:p text:style-name="P69"><text:span text:style-name="T43">Scanner Data</text:span></text:p><text:p text:style-name="P69"><text:span text:style-name="T44"/></text:p></draw:line><draw:line draw:style-name="gr8" draw:text-style-name="P73" svg:x1="1.4913in" svg:y1="2.3154in" svg:x2="3.3114in" svg:y2="2.3154in"><text:p text:style-name="P69"><text:span text:style-name="T43">TLS Configure [2.4]</text:span></text:p><text:p text:style-name="P69"><text:span text:style-name="T43"/></text:p></draw:line><draw:connector draw:style-name="gr6" draw:text-style-name="P71" draw:type="lines" svg:x1="3.3114in" svg:y1="0.5744in" svg:x2="3.3287in" svg:y2="4.7728in" draw:start-shape="id6" draw:start-glue-point="2" svg:d="M8411 1459v501l44 10163" svg:viewBox="0 0 46 10666"><text:p/></draw:connector><draw:custom-shape draw:style-name="gr11" draw:text-style-name="P70" xml:id="id6" draw:id="id6" svg:width="0.4657in" svg:height="0.4543in" svg:x="3.0787in" svg:y="0.1201in"><text:p text:style-name="P69"><text:span text:style-name="T42">TLS</text:span></text:p><draw:enhanced-geometry svg:viewBox="0 0 21600 21600" draw:type="rectangle" draw:enhanced-path="M 0 0 L 21600 0 21600 21600 0 21600 0 0 Z N"/></draw:custom-shape><draw:line draw:style-name="gr8" draw:text-style-name="P71" svg:x1="0.0587in" svg:y1="1.1791in" svg:x2="1.4142in" svg:y2="1.1791in"><text:p text:style-name="P69"><text:span text:style-name="T43">Send configuration</text:span></text:p><text:p text:style-name="P69"><text:span text:style-name="T44"/></text:p></draw:line><draw:line draw:style-name="gr8" draw:text-style-name="P71" svg:x1="0.0587in" svg:y1="0.952in" svg:x2="1.4142in" svg:y2="0.952in"><text:p text:style-name="P69"><text:span text:style-name="T43">Connect/Subscribe</text:span></text:p><text:p text:style-name="P69"><text:span text:style-name="T44"/></text:p></draw:line><draw:line draw:style-name="gr8" draw:text-style-name="P73" svg:x1="1.4528in" svg:y1="1.5996in" svg:x2="3.3114in" svg:y2="1.5996in"><text:p text:style-name="P69"><text:span text:style-name="T43">Power up [2.2]</text:span></text:p><text:p text:style-name="P69"><text:span text:style-name="T43"/></text:p></draw:line><draw:line draw:style-name="gr10" draw:text-style-name="P71" svg:x1="1.4528in" svg:y1="2.0772in" svg:x2="4.3571in" svg:y2="2.0772in"><text:p text:style-name="P69"><text:span text:style-name="T43">TLS Deployed</text:span></text:p><text:p text:style-name="P69"><text:span text:style-name="T44"/></text:p></draw:line><draw:line draw:style-name="gr12" draw:text-style-name="P71" svg:x1="0.0972in" svg:y1="2.7677in" svg:x2="1.4138in" svg:y2="2.7677in"><text:p text:style-name="P69"><text:span text:style-name="T43">Status Updates[1]</text:span></text:p><text:p text:style-name="P69"><text:span text:style-name="T44"/></text:p></draw:line><draw:line draw:style-name="gr10" draw:text-style-name="P71" svg:x1="0.0972in" svg:y1="4.2433in" svg:x2="5.635in" svg:y2="4.2256in"><text:p text:style-name="P69"><text:span text:style-name="T43">Pipeline results</text:span></text:p><text:p text:style-name="P69"><text:span text:style-name="T44"/></text:p></draw:line><draw:line draw:style-name="gr8" draw:text-style-name="P73" svg:x1="0.0972in" svg:y1="4.4701in" svg:x2="6.6807in" svg:y2="4.4701in"><text:p text:style-name="P69"><text:span text:style-name="T43">Update Z’s (non-ref scan only [3])</text:span></text:p><text:p text:style-name="P69"><text:span text:style-name="T43"/></text:p></draw:line><draw:line draw:style-name="gr13" draw:text-style-name="P74" svg:x1="1.4528in" svg:y1="3.9866in" svg:x2="5.5965in" svg:y2="3.9866in"><text:p text:style-name="P69"><text:span text:style-name="T43">Start + Reference Scan Information</text:span></text:p><text:p text:style-name="P69"><text:span text:style-name="T43"/></text:p></draw:line><draw:line draw:style-name="gr10" draw:text-style-name="P71" svg:x1="1.4528in" svg:y1="1.1035in" svg:x2="5.5965in" svg:y2="1.1413in"><text:p text:style-name="P69"><text:span text:style-name="T43">Connect/Subscribe</text:span></text:p><text:p text:style-name="P69"><text:span text:style-name="T44"/></text:p></draw:line><draw:line draw:style-name="gr8" draw:text-style-name="P73" svg:x1="1.4528in" svg:y1="3.2693in" svg:x2="5.5965in" svg:y2="3.2717in"><text:p text:style-name="P69"><text:span text:style-name="T43">Scanner Data</text:span></text:p><text:p text:style-name="P69"><text:span text:style-name="T43"/></text:p></draw:line><draw:line draw:style-name="gr8" draw:text-style-name="P73" svg:x1="1.4528in" svg:y1="3.5091in" svg:x2="3.3114in" svg:y2="3.5091in"><text:p text:style-name="P69"><text:span text:style-name="T43">Power down TLS [2.7]</text:span></text:p><text:p text:style-name="P69"><text:span text:style-name="T43"/></text:p></draw:line><draw:line draw:style-name="gr8" draw:text-style-name="P73" svg:x1="1.4528in" svg:y1="3.748in" svg:x2="4.3571in" svg:y2="3.748in"><text:p text:style-name="P69"><text:span text:style-name="T43">Stow TLS [2.8]</text:span></text:p><text:p text:style-name="P69"><text:span text:style-name="T43"/></text:p></draw:line><draw:line draw:style-name="gr10" draw:text-style-name="P75" svg:x1="1.4528in" svg:y1="4.6969in" svg:x2="4.3571in" svg:y2="4.6969in"><text:p text:style-name="P69"><text:span text:style-name="T45">TLS Stowed</text:span></text:p><text:p text:style-name="P69"><text:span text:style-name="T46"/></text:p></draw:line></draw:g></text:p>
      <text:h text:style-name="P66" text:outline-level="3">2.1 <text:span text:style-name="T25">TLS Deployment</text:span></text:h>
      <text:p text:style-name="P1">The initial state is that the unit is <text:span text:style-name="T25">in </text:span>its stowed position. <text:span text:style-name="T2">The interface for stow/unstow are TBD. When a scan is requested, the TLS mount will be commanded to deploy for operation. If the use case is to leave the TLS in its deployed position between measurements, then this step will just confirm the TLS is in the deployed position.</text:span></text:p>
      <text:h text:style-name="Heading_20_3" text:outline-level="3">2.2 <text:span text:style-name="T25">TLS </text:span>Power up</text:h>
      <text:p text:style-name="P1">Via a remote power switch or power strip (e.g. ‘iboot bar’), power is applied to the unit. It should be noted that once shutdown, the unit should not be re-powered on for a TBD interval, to allow residual voltages to bleed off. (<text:span text:style-name="T35">TODO: </text:span>Why is this important? It seems that the unit if shutdown remotely, does not power back up if power is re-applied too soon. ) The unit powers up and boots up. <text:span text:style-name="T25">This operation can be performed in parallel with the deployment operation.</text:span></text:p>
      <text:p text:style-name="P27">Issue: We may need an interval timer to prevent short power-off periods.</text:p>
      <text:h text:style-name="Heading_20_3" text:outline-level="3">2.3 <text:span text:style-name="T25">TLS Network </text:span>Connection</text:h>
      <text:p text:style-name="P1">In order for the unit to connect onto a network, it must first be assigned an IP address via DHCP. Once assigned an address, the unit listens for broadcast messages from the LASSI DAQ program. A connection is negotiated by responding to the broadcasts with a<text:span text:style-name="T36">n</text:span> ‘I am here’ message. <text:span text:style-name="T25">The lassi_daq program will monitor and try to initiate connection after power is applied to the TLS.</text:span></text:p>
      <text:h text:style-name="Heading_20_3" text:outline-level="3">2.4 Setup</text:h>
      <text:p text:style-name="P54">The LASSI DAQ program monitors the status of the instrument. Once <text:span text:style-name="T25">the lassi_daq</text:span> <text:span text:style-name="T25">detects</text:span> a status of ready, it <text:span text:style-name="T25">will </text:span>proceeds to specify the scan parameters, such as:</text:p>
      <text:list xml:id="list1571516624" text:style-name="L10">
        <text:list-item>
          <text:p text:style-name="P55"><text:span text:style-name="T37">range vs. speed (select range)</text:span></text:p>
        </text:list-item>
        <text:list-item>
          <text:p text:style-name="P55"><text:span text:style-name="T37">distance (100m)</text:span></text:p>
        </text:list-item>
        <text:list-item>
          <text:p text:style-name="P55"><text:span text:style-name="T37"><text:s/>scan field of view (FOV)</text:span></text:p>
        </text:list-item>
        <text:list-item>
          <text:p text:style-name="P55"><text:span text:style-name="T37">number of image points</text:span></text:p>
        </text:list-item>
        <text:list-item>
          <text:p text:style-name="P55"><text:span text:style-name="T37">project name</text:span></text:p>
        </text:list-item>
        <text:list-item>
          <text:p text:style-name="P55"><text:span text:style-name="T37">weather temp, press, and atmospheric scale (PPM)</text:span></text:p>
        </text:list-item>
      </text:list>
      <text:h text:style-name="Heading_20_3" text:outline-level="3">2.5 Execute Scan</text:h>
      <text:p text:style-name="P2">The execute scan event is sent to the device. The device executes whatever calibrations are necessary and then begins the scan. [<text:span text:style-name="T36">TODO: </text:span>At this point it is unclear whether or not the time (1 PPS) input will be used to synchronize time, or whether the measure event output are used.] The <text:span text:style-name="T38">LASSI </text:span>DAQ monitors the scanner status to monitor scan progression.</text:p>
      <text:h text:style-name="Heading_20_3" text:outline-level="3"><text:soft-page-break/>2.6 Scan Data Transfer/Export</text:h>
      <text:p text:style-name="P2">Once the scan is complete, calls are made to the <text:span text:style-name="T26">TLS </text:span>API to ex<text:span text:style-name="T26">tract the TLS scan data, and then publishes the scan data to both the LASSI manager (which write a FITS file for archival purposes) and the post-processing programs.</text:span></text:p>
      <text:p text:style-name="P2">[<text:span text:style-name="T38">TODO: </text:span>Normally the raw scan data is recorded onto an internal high speed disk. I currently do not see a mechanism to directly access this data to ‘stream’ the data.<text:span text:style-name="T38">]</text:span></text:p>
      <text:h text:style-name="Heading_20_3" text:outline-level="3">2.7 Scanner Power Down</text:h>
      <text:p text:style-name="P2"><text:span text:style-name="T26">Once the scan is complete, and the data has been transferred, t</text:span>he <text:span text:style-name="T39">LASSI </text:span>DAQ <text:span text:style-name="T26">will issue</text:span> a power-down event to the scanner, and <text:span text:style-name="T26">the TLS</text:span> performs an orderly shutdown. <text:span text:style-name="T26">A timer will delay for a period and then remove power from the TLS unit.</text:span></text:p>
      <text:h text:style-name="Heading_20_3" text:outline-level="3">2.8 TLS Retract/Stow</text:h>
      <text:p text:style-name="P36">When requested (depending upon the use case selected) the lassi_daq will command the mount to retract/stow the unit into its weather protective enclosure. </text:p>
      <text:p text:style-name="P35"><text:span text:style-name="T39">[TODO: </text:span>A question needing to be answered is what will the policy with respect to the TLS mount. Should it remain in the deployed state during the entire observing session, or retracted in between measurements. If it remains deployed, what mechanism/event stows it? Is there a risk of ‘forgetting’ its deployed?<text:span text:style-name="T39">]</text:span></text:p>
      <text:p text:style-name="P2"/>
      <text:h text:style-name="P58" text:outline-level="3"/>
      <text:h text:style-name="P67" text:outline-level="3">3.0 LASSI <text:span text:style-name="T27">Interfaces</text:span></text:h>
      <text:p text:style-name="Text_20_body">The p<text:span text:style-name="T31">rimary interface used by both the LASSI manager and the post-processing programs is implemented using 0MQ (pronouced ‘zero-M-Q’) communications library, and the Mesgpack data encodings. The communications pattern will be via PUSH/PULL pair for commands and status requests, and PUB-SUB for asynchronous results and data.</text:span></text:p>
      <text:h text:style-name="P59" text:outline-level="3">3.1 <text:span text:style-name="T2">Deploy/Retract TLS </text:span></text:h>
      <text:p text:style-name="P28">Interface is TBD.</text:p>
      <text:h text:style-name="Heading_20_3" text:outline-level="3">3.2 <text:span text:style-name="T27">TLS </text:span>Power <text:span text:style-name="T27">Control</text:span></text:h>
      <text:p text:style-name="P3"><text:span text:style-name="T3">As an example, the ‘iboot’ remote control power strip is commanded using</text:span> an <text:span text:style-name="T40">HTTP</text:span> protocol. <text:span text:style-name="T32">The actual unit to be used for this is TBD.</text:span></text:p>
      <text:h text:style-name="Heading_20_3" text:outline-level="3">3.3 Specify and Perform Scan</text:h>
      <text:p text:style-name="P4">The scan parameters <text:span text:style-name="T27">will be specified by the LASSI manager. The scan parameters and start message can be sent without waiting for the TLS deployment/power-up. The lassi_daq will handle the sequencing of the required steps.</text:span></text:p>
      <text:p text:style-name="P28">Scan Parameters:</text:p>
      <text:list xml:id="list277825870" text:style-name="L2">
        <text:list-item>
          <text:p text:style-name="P42">Field of view <text:span text:style-name="T5">(center instrument az, el and delta az, delta el)</text:span></text:p>
        </text:list-item>
        <text:list-item>
          <text:p text:style-name="P43">sensitivity</text:p>
        </text:list-item>
        <text:list-item>
          <text:p text:style-name="P43">resolution <text:span text:style-name="T6">(usually specified as x mm @ 10m)</text:span></text:p>
        </text:list-item>
        <text:list-item>
          <text:p text:style-name="P43">EDM mode (speed <text:span text:style-name="T32">vs. </text:span>range) <text:span text:style-name="T40">[TODO: define EDM]</text:span></text:p>
        </text:list-item>
        <text:list-item>
          <text:p text:style-name="P44">Remove low intensity pixels</text:p>
        </text:list-item>
        <text:list-item>
          <text:p text:style-name="P44">Remove filtered/overloaded pixels</text:p>
        </text:list-item>
      </text:list>
      <text:h text:style-name="P60" text:outline-level="3">3.4 Return/Export Data</text:h>
      <text:p text:style-name="P29">The LASSI DAQ program will emit status periodically <text:span text:style-name="T4">over the PUB-SUB connection </text:span>to indicate the state of the scan. <text:s/><text:span text:style-name="T27">At scan completion, TLS data will be published to the PUB connection endpoint.</text:span></text:p>
      <text:h text:style-name="Heading_20_3" text:outline-level="3">3.5 Scan Metadata</text:h>
      <text:p text:style-name="P5">The following scan metadata will be returned when requesting image data:</text:p>
      <text:list xml:id="list2013756016" text:style-name="L3">
        <text:list-item>
          <text:p text:style-name="P45">orientation matrix –<text:span text:style-name="T32"> TBD currently unused in processing</text:span></text:p>
        </text:list-item>
        <text:list-item>
          <text:p text:style-name="P45">ambient conditions (temp, press) <text:span text:style-name="T32">as reported by TLS</text:span></text:p>
        </text:list-item>
        <text:list-item>
          <text:p text:style-name="P46">TLS project, scan number (Not to be confused with GBT project and scan number)</text:p>
        </text:list-item>
      </text:list>
      <text:h text:style-name="Heading_20_3" text:outline-level="3"><text:soft-page-break/>4.0 Software Specifics</text:h>
      <text:h text:style-name="Heading_20_3" text:outline-level="3">4.1 Design Constraints</text:h>
      <text:h text:style-name="Heading_20_3" text:outline-level="3">4.1.1 Windows/C# Programming Environment</text:h>
      <text:p text:style-name="P30">The lassi_daq will require a windows machine to be run on. The driver for this decision is a constraint that the TLS vendor (Leica) imposes by their application programming interface (API) libraries. <text:s/>The API provided supports only the C# language, running on <text:span text:style-name="T41">W</text:span>indows.</text:p>
      <text:h text:style-name="Heading_20_3" text:outline-level="3">4.1.2 TLS to Host Network Configuration</text:h>
      <text:p text:style-name="P31">The TLS and the TLS API use a ‘zero-configuration’ mechanism, where the TLS broadcasts ‘hello’ packets, and waits for the host computer to respond. This works well if the computer is directly connected to the TLS, but is incompatible with GBO site LAN systems. Thus the TLS will need to be directly connected to a host, and the host must provide DHCP services to assign an IP address to the TLS when it boots.</text:p>
      <text:h text:style-name="P61" text:outline-level="3"><text:span text:style-name="T15">4.</text:span><text:span text:style-name="T16">1.3</text:span><text:span text:style-name="T14"> Threading Model</text:span></text:h>
      <text:p text:style-name="P33">The official documentation does not specify limits on the threading environment for the API. I will note that some calls seem to be asynchronous. For example calling StartScan() returns immediately, even though the scan has yet to execute. Status queries can also be made at any time.</text:p>
      <text:p text:style-name="P33">Looking at the ScannerAPIDemo code, I gather that many API calls are from non-UI threads/Tasks. This may require a query to Leica about thread safety of the API.</text:p>
      <text:p text:style-name="P33">I envision a thread will be dedicated to handling the commands received via ZMQ. The same thread could also periodically gather the scanner status.</text:p>
      <text:p text:style-name="P32">Where inter-thread communications is required, there is a ConcurrentQueue class which functions similarly to the tsemfifo template in Ygor.</text:p>
      <text:h text:style-name="Heading_20_3" text:outline-level="3">4.<text:span text:style-name="T28">2</text:span> <text:span text:style-name="T33">TLS</text:span> State Machine</text:h>
      <text:p text:style-name="P6">The ScanDeviceInterface::get_state() method can be used to query the instruments state. The possible states are:</text:p>
      <text:list xml:id="list1030804318" text:style-name="L4">
        <text:list-item>
          <text:p text:style-name="P47">Ready – The scanner is powered up and ready for a command</text:p>
        </text:list-item>
        <text:list-item>
          <text:p text:style-name="P47">Paused – The scan was running, but has been paused</text:p>
        </text:list-item>
        <text:list-item>
          <text:p text:style-name="P47">Calculating – Not sure. Computing a result?</text:p>
        </text:list-item>
        <text:list-item>
          <text:p text:style-name="P47">Imaging – Acquiring images (i.e. pictures, not ranges)</text:p>
        </text:list-item>
        <text:list-item>
          <text:p text:style-name="P47">Calibrating Tilt Sensor – <text:span text:style-name="T17">I expect this means what it sounds like. As a note, the tilt sensor cannot be used in the inverted mounting position.</text:span></text:p>
        </text:list-item>
        <text:list-item>
          <text:p text:style-name="P47"><text:soft-page-break/>Preparing Scan – Scan command has been given, but scanner is performing internal preparations to scan, like positioning mount or spinning up the mirror.</text:p>
        </text:list-item>
        <text:list-item>
          <text:p text:style-name="P47">Scanning – Scanner is acquiring range data</text:p>
        </text:list-item>
        <text:list-item>
          <text:p text:style-name="P47">Initializing – <text:span text:style-name="T41">TBD</text:span></text:p>
        </text:list-item>
        <text:list-item>
          <text:p text:style-name="P47">Running – <text:span text:style-name="T41">TBD</text:span></text:p>
        </text:list-item>
        <text:list-item>
          <text:p text:style-name="P47">Failure – Scanner has failed to complete an operation</text:p>
        </text:list-item>
      </text:list>
      <text:p text:style-name="P7">The typical state sequence (from observation) is:</text:p>
      <text:list xml:id="list2917232855" text:style-name="L5">
        <text:list-item>
          <text:p text:style-name="P48">Ready <text:span text:style-name="T7">⇒</text:span><text:span text:style-name="T10"> </text:span><text:span text:style-name="T12">Start Scan</text:span><text:span text:style-name="T11"> </text:span><text:span text:style-name="T8">⇒ </text:span><text:span text:style-name="T15">Preparing Scan</text:span></text:p>
        </text:list-item>
        <text:list-item>
          <text:p text:style-name="P48"><text:span text:style-name="T15">Preparing Scan </text:span><text:span text:style-name="T9">⇒</text:span><text:span text:style-name="T13"> </text:span><text:span text:style-name="T11">Scanner Ready </text:span><text:span text:style-name="T8">⇒ </text:span><text:span text:style-name="T15">Scanning</text:span></text:p>
        </text:list-item>
        <text:list-item>
          <text:p text:style-name="P48"><text:span text:style-name="T15">Scanning </text:span><text:span text:style-name="T9">⇒</text:span><text:span text:style-name="T13"> </text:span><text:span text:style-name="T11">Scan Complete </text:span><text:span text:style-name="T8">⇒ </text:span><text:span text:style-name="T15">Ready</text:span></text:p>
        </text:list-item>
      </text:list>
      <text:p text:style-name="P8"/>
      <text:h text:style-name="P62" text:outline-level="3"/>
      <text:p text:style-name="P9"/>
      <text:h text:style-name="P63" text:outline-level="3"/>
      <text:h text:style-name="P68" text:outline-level="3"><text:span text:style-name="T28">Lassi_daq </text:span>Command Protocol Details</text:h>
      <text:p text:style-name="P10">The TLS controller will listen for command at the local port 55666. A <text:span text:style-name="T41">URL</text:span> would look like 'tcp://lassi.ad.nrao.edu:55666'. The command/response link are ZMQ_REQ (request) at the client end and a ZMQ_RPY (reply) at the lassi_daq (TLS scanner controller) end.</text:p>
      <text:p text:style-name="P31">Commands and data follow the ZMQ convention of a message header followed by 0 or more data frames. ZMQ handles the details of grouping message boundaries. <text:span text:style-name="T29">The headers are always a Mesgpack encoded string, which in some cases is enough to convey the message intent (e.g a start message header is simply ‘StartScan’, with no following data). Commands are always acknowledged with a Mesgpack encoded OK_ERROR data structure which conveys several items such as error code, error message string, and device status.</text:span></text:p>
      <text:p text:style-name="P14">The <text:span text:style-name="T29">lassi_daq</text:span> also has a ZMQ_PUB (publish) interface which the scanner status and data are published on. A client must use a ZMQ_SUB socket to subscribe to the published data. The URL would be 'tcp://lassi.ad.nrao.edu:55668'. <text:span text:style-name="T29">In addition to data, state/status changes are also published asynchronously (meaning without a query command) on the publish interface.</text:span></text:p>
      <text:p text:style-name="P10"/>
      <text:h text:style-name="Heading_20_3" text:outline-level="3">Command Protocol</text:h>
      <text:p text:style-name="P10">The following commands are used to initiate/configure the TLS controller. <text:span text:style-name="T19">Where items are quoted, the data is UTF-8 encoded strings. Where the word ‘struct’ occurs, the data is encoded using msgPack. The <text:s/>ASCII drawn boxes <text:s/>shown in each command section denote a ZMQ frame boundary. Data types are described in the following section.</text:span></text:p>
      <text:h text:style-name="Heading_20_3" text:outline-level="3">Start Scan</text:h>
      <text:p text:style-name="P21"><text:s text:c="2"/>+-----------------+</text:p>
      <text:p text:style-name="P21"><text:s text:c="2"/>| "StartScan" <text:s text:c="4"/>|</text:p>
      <text:p text:style-name="P21"><text:s text:c="2"/>+-----------------+</text:p>
      <text:p text:style-name="P21"/>
      <text:p text:style-name="Text_20_body">* The reply will be a frame of:</text:p>
      <text:p text:style-name="P21"><text:s text:c="2"/>+-----------------+</text:p>
      <text:p text:style-name="P21"><text:s text:c="2"/>| struct OK_ERROR |</text:p>
      <text:p text:style-name="P21"><text:s text:c="2"/>+-----------------+</text:p>
      <text:p text:style-name="P21"><text:s text:c="2"/>| struct ScanInfo |</text:p>
      <text:p text:style-name="P21"><text:s text:c="2"/>+-----------------+</text:p>
      <text:p text:style-name="P11"/>
      <text:h text:style-name="P64" text:outline-level="3"><text:soft-page-break/>Stop Scan</text:h>
      <text:p text:style-name="P16"><text:s text:c="2"/>+-----------------+</text:p>
      <text:p text:style-name="P16"><text:s text:c="2"/>| "StopScan" <text:s text:c="5"/>|</text:p>
      <text:p text:style-name="P16"><text:s text:c="2"/>+-----------------+</text:p>
      <text:p text:style-name="P10"/>
      <text:p text:style-name="P10"><text:s text:c="2"/>* The reply will be a frame of:</text:p>
      <text:p text:style-name="P16"><text:s text:c="2"/>+-----------------+</text:p>
      <text:p text:style-name="P16"><text:s text:c="2"/>| struct OK_ERROR |</text:p>
      <text:p text:style-name="P16"><text:s text:c="2"/>+-----------------+</text:p>
      <text:p text:style-name="P24"/>
      <text:h text:style-name="Heading_20_3" text:outline-level="3">Pause Scan</text:h>
      <text:p text:style-name="P16"><text:s text:c="2"/>+-----------------+</text:p>
      <text:p text:style-name="P16"><text:s text:c="2"/>| "PauseScan" <text:s text:c="4"/>|</text:p>
      <text:p text:style-name="P20"><text:s text:c="2"/>+-----------------+</text:p>
      <text:p text:style-name="P10"><text:s text:c="2"/>* The reply will be a frame of:</text:p>
      <text:p text:style-name="P10"><text:s/><text:span text:style-name="T18"><text:s/>+-----------------+</text:span></text:p>
      <text:p text:style-name="P16"><text:s text:c="2"/>| OK || ERROR <text:s text:c="4"/>|</text:p>
      <text:p text:style-name="P16"><text:s text:c="2"/>+-----------------+</text:p>
      <text:p text:style-name="P16"><text:s text:c="2"/>| struct OK_ERROR |</text:p>
      <text:p text:style-name="P16"><text:s text:c="2"/>+-----------------+</text:p>
      <text:p text:style-name="P10"/>
      <text:p text:style-name="P10"/>
      <text:h text:style-name="Heading_20_3" text:outline-level="3">Resume Scan</text:h>
      <text:p text:style-name="P10"><text:s text:c="5"/><text:span text:style-name="T18">+-----------------+</text:span></text:p>
      <text:p text:style-name="P16"><text:s text:c="2"/>| "ResumeScan" <text:s text:c="3"/>|</text:p>
      <text:p text:style-name="P16"><text:s text:c="2"/>+-----------------+</text:p>
      <text:p text:style-name="P10"/>
      <text:p text:style-name="P10"><text:s text:c="2"/>* The reply will be a frame of:</text:p>
      <text:p text:style-name="P16"><text:soft-page-break/><text:s text:c="2"/>+-----------------+</text:p>
      <text:p text:style-name="P16"><text:s text:c="2"/>| struct OK_ERROR |</text:p>
      <text:p text:style-name="P16"><text:s text:c="2"/>+-----------------+</text:p>
      <text:p text:style-name="P10"/>
      <text:p text:style-name="P10"/>
      <text:p text:style-name="P10"><text:s text:c="2"/>Note: Only scans which have been 'paused' can be resumed. A scan which has been stopped cannot be resumed.</text:p>
      <text:p text:style-name="P10"/>
      <text:h text:style-name="Heading_20_3" text:outline-level="3">Export Scan</text:h>
      <text:p text:style-name="P10"><text:s/><text:span text:style-name="T18"><text:s/>+-----------------+</text:span></text:p>
      <text:p text:style-name="P16"><text:s text:c="2"/>| "Export" <text:s text:c="7"/>|</text:p>
      <text:p text:style-name="P16"><text:s text:c="2"/>+-----------------+</text:p>
      <text:p text:style-name="P10"/>
      <text:p text:style-name="P10"><text:s text:c="2"/>* The reply will be a frame of:</text:p>
      <text:p text:style-name="P17"><text:s text:c="2"/></text:p>
      <text:p text:style-name="P17"/>
      <text:p text:style-name="P16"><text:s text:c="2"/>+-----------------+</text:p>
      <text:p text:style-name="P16"><text:s text:c="2"/>| struct OK_ERROR |</text:p>
      <text:p text:style-name="P16"><text:s text:c="2"/>+-----------------+</text:p>
      <text:p text:style-name="P10"/>
      <text:p text:style-name="P10"><text:s text:c="2"/>This will cause the last scan taken to be exported to the pub/sub interface. </text:p>
      <text:p text:style-name="P10"/>
      <text:h text:style-name="Heading_20_3" text:outline-level="3">Configure Scan</text:h>
      <text:p text:style-name="P10"><text:s text:c="2"/>This updates the settings for:</text:p>
      <text:list xml:id="list209499329" text:style-name="L6">
        <text:list-item>
          <text:p text:style-name="P49">scanner project</text:p>
        </text:list-item>
        <text:list-item>
          <text:p text:style-name="P49">resolution (enum)</text:p>
        </text:list-item>
        <text:list-item>
          <text:p text:style-name="P49">quality <text:s text:c="3"/>(int)</text:p>
        </text:list-item>
        <text:list-item>
          <text:p text:style-name="P49">sensitivity (enum)</text:p>
        </text:list-item>
        <text:list-item>
          <text:p text:style-name="P49">scan mode (enum)</text:p>
        </text:list-item>
        <text:list-item>
          <text:p text:style-name="P49"><text:soft-page-break/>Field of view (az_center, el_center, az width, el width)</text:p>
        </text:list-item>
      </text:list>
      <text:p text:style-name="P10"/>
      <text:p text:style-name="P10"><text:s text:c="2"/>The above info is packed into a message pack encoded struct <text:span text:style-name="T20">ConfScan</text:span>.</text:p>
      <text:p text:style-name="P16"><text:s text:c="2"/>+-----------------+</text:p>
      <text:p text:style-name="P16"><text:s text:c="2"/>| "Configure" <text:s text:c="4"/>|</text:p>
      <text:p text:style-name="P16"><text:s text:c="2"/>+-----------------+</text:p>
      <text:p text:style-name="P16"><text:s text:c="2"/>| struct ConfScan |</text:p>
      <text:p text:style-name="P17"><text:s text:c="2"/><text:span text:style-name="T20">+-----------------+</text:span></text:p>
      <text:p text:style-name="P12">* The reply will be a frame of:</text:p>
      <text:p text:style-name="P16"><text:s text:c="2"/>+-----------------+</text:p>
      <text:p text:style-name="P16"><text:s text:c="2"/>| struct OK_ERROR |</text:p>
      <text:p text:style-name="P16"><text:s text:c="2"/>+-----------------+</text:p>
      <text:p text:style-name="P10"/>
      <text:h text:style-name="Heading_20_3" text:outline-level="3">Move to Azimuth</text:h>
      <text:p text:style-name="P16"><text:s text:c="2"/>+-----------------+</text:p>
      <text:p text:style-name="P16"><text:s text:c="2"/>| "MoveAz" <text:s text:c="7"/>|</text:p>
      <text:p text:style-name="P16"><text:s text:c="2"/>+-----------------+</text:p>
      <text:p text:style-name="P16"><text:s text:c="2"/>| struct MoveToAz |</text:p>
      <text:p text:style-name="P16"><text:s text:c="2"/>+-----------------+</text:p>
      <text:p text:style-name="P10"/>
      <text:p text:style-name="P10"><text:s text:c="2"/>* The reply will be a frame of:</text:p>
      <text:p text:style-name="P16"><text:s text:c="2"/>+-----------------+</text:p>
      <text:p text:style-name="P16"><text:s text:c="2"/>| struct OK_ERROR |</text:p>
      <text:p text:style-name="P16"><text:s text:c="2"/>+-----------------+</text:p>
      <text:p text:style-name="P10"/>
      <text:h text:style-name="Heading_20_3" text:outline-level="3">Get Status</text:h>
      <text:p text:style-name="P16"><text:s text:c="2"/>+-----------------+</text:p>
      <text:p text:style-name="P16"><text:s text:c="2"/>| GETSTATUS <text:s text:c="6"/>|</text:p>
      <text:p text:style-name="P16"><text:soft-page-break/><text:s text:c="2"/>+-----------------+</text:p>
      <text:p text:style-name="P10"/>
      <text:p text:style-name="P10"><text:s text:c="2"/>* The reply will be a frame of:</text:p>
      <text:p text:style-name="P17"><text:s text:c="2"/>+-----------------+</text:p>
      <text:p text:style-name="P17"><text:s text:c="2"/>| struct OK_ERROR |</text:p>
      <text:p text:style-name="P17"><text:s text:c="2"/>+-----------------+</text:p>
      <text:p text:style-name="P10"><text:s/></text:p>
      <text:p text:style-name="P10"/>
      <text:h text:style-name="Heading_20_3" text:outline-level="3">Export Previous Scan From Scanner</text:h>
      <text:p text:style-name="P10"><text:s text:c="2"/>This should export a scan from an arbitrary project. Some scan info may not be available however.</text:p>
      <text:p text:style-name="P10"><text:s text:c="2"/>The ScanFrom struct contains:</text:p>
      <text:list xml:id="list1469322813" text:style-name="L7">
        <text:list-item>
          <text:p text:style-name="P50">The scanner project name</text:p>
        </text:list-item>
        <text:list-item>
          <text:p text:style-name="P50">The scanner scan number</text:p>
        </text:list-item>
      </text:list>
      <text:p text:style-name="P10"/>
      <text:p text:style-name="P16"><text:s text:c="2"/>+-----------------+</text:p>
      <text:p text:style-name="P16"><text:s text:c="2"/>| "ExportFrom" <text:s text:c="3"/>|</text:p>
      <text:p text:style-name="P16"><text:s text:c="2"/>+-----------------+</text:p>
      <text:p text:style-name="P16"><text:s text:c="2"/>| struct ScanFrom |</text:p>
      <text:p text:style-name="P16"><text:s text:c="2"/>+-----------------+</text:p>
      <text:p text:style-name="P38">* The reply will be a frame of:</text:p>
      <text:p text:style-name="P18"><text:s text:c="2"/>+-----------------+</text:p>
      <text:p text:style-name="P18"><text:s text:c="2"/>| struct OK_ERROR |</text:p>
      <text:p text:style-name="P18"><text:s text:c="2"/>+-----------------+</text:p>
      <text:p text:style-name="P13"/>
      <text:h text:style-name="Heading_20_3" text:outline-level="3">Delete Scan on the TLS device</text:h>
      <text:p text:style-name="P10"><text:s text:c="2"/>This will delete a scan stored on the device.</text:p>
      <text:p text:style-name="P10"/>
      <text:p text:style-name="P19"><text:s text:c="2"/>+-----------------+</text:p>
      <text:p text:style-name="P19"><text:s text:c="2"/>| "<text:span text:style-name="T21">Delete</text:span>From" <text:s text:c="3"/>|</text:p>
      <text:p text:style-name="P19"><text:soft-page-break/><text:s text:c="2"/>+-----------------+</text:p>
      <text:p text:style-name="P19"><text:s text:c="2"/>| struct ScanFrom |</text:p>
      <text:p text:style-name="P19"><text:s text:c="2"/>+-----------------+</text:p>
      <text:p text:style-name="P39">* The reply will be a frame of:</text:p>
      <text:p text:style-name="P19"><text:s text:c="2"/>+-----------------+</text:p>
      <text:p text:style-name="P19"><text:s text:c="2"/>| struct OK_ERROR |</text:p>
      <text:p text:style-name="P19"><text:s text:c="2"/>+-----------------+</text:p>
      <text:h text:style-name="Heading_20_3" text:outline-level="3">Get Result (pyTLS local method)</text:h>
      <text:p text:style-name="P15"><text:s text:c="2"/>This method allows subscribed data to be accessed without a callback.</text:p>
      <text:p text:style-name="P15"/>
      <text:h text:style-name="Heading_20_3" text:outline-level="3">Data Published on the ZMQ_PUB interface</text:h>
      <text:p text:style-name="P15"><text:s text:c="2"/>When a 'EXPORT' or 'EXPORTFROM' command is received, two elements are published. <text:s text:c="2"/>First a frame labeled 'HEADER' is sent which has all the scan configuration information. <text:s/>This is immediately followed by a frame labeled 'DATA'. These are intended for use by the fits writer daemon.</text:p>
      <text:p text:style-name="P15"/>
      <text:p text:style-name="P22"><text:s text:c="2"/>+-----------------+</text:p>
      <text:p text:style-name="P22"><text:s text:c="2"/>| "HEADER" <text:s text:c="7"/>|</text:p>
      <text:p text:style-name="P22"><text:s text:c="2"/>+-----------------+</text:p>
      <text:p text:style-name="P22"><text:s text:c="2"/>| struct FitsHead |</text:p>
      <text:p text:style-name="P22"><text:s text:c="2"/>+-----------------+</text:p>
      <text:p text:style-name="P22"><text:s text:c="2"/>+-----------------+</text:p>
      <text:p text:style-name="P22"><text:s text:c="2"/>| "DATA" <text:s text:c="9"/>|</text:p>
      <text:p text:style-name="P22"><text:s text:c="2"/>+-----------------+</text:p>
      <text:p text:style-name="P22"><text:s text:c="2"/>| struct FitsData |</text:p>
      <text:p text:style-name="P22"><text:s text:c="2"/>+-----------------+</text:p>
      <text:p text:style-name="P15"/>
      <text:p text:style-name="P15"><text:s text:c="2"/>On each TL scanner state change, the new state is published.</text:p>
      <text:p text:style-name="P22"><text:s text:c="2"/>+-----------------+</text:p>
      <text:p text:style-name="P22"><text:s text:c="2"/>| STATUS <text:s text:c="9"/>|</text:p>
      <text:p text:style-name="P22"><text:soft-page-break/><text:s text:c="2"/>+-----------------+</text:p>
      <text:p text:style-name="P19"><text:s text:c="2"/>+-----------------+</text:p>
      <text:p text:style-name="P19"><text:s text:c="2"/>| struct OK_ERROR |</text:p>
      <text:p text:style-name="P19"><text:s text:c="2"/>+-----------------+</text:p>
      <text:p text:style-name="P15"/>
      <text:p text:style-name="P15"><text:s text:c="2"/>* This will have the scanner state info.</text:p>
      <text:p text:style-name="P15"><text:s text:c="2"/>* It may also contain any error messages present on the device.</text:p>
      <text:p text:style-name="P15"/>
      <text:p text:style-name="P15"><text:s text:c="2"/>An application may also subscribe to one or more of the data columns. <text:s/>When a scan is exported, the union of all subscribed data columns is published. The arrays are custom encoded to support msgpack_numpy which decodes directly into a <text:span text:style-name="T41">N</text:span>um<text:span text:style-name="T41">P</text:span>y array for speed. Note: This encoding may/will suffer from incompatible endianness. If that is the case, there is a <text:span text:style-name="T41">N</text:span>um<text:span text:style-name="T41">P</text:span>y method which can byte-swap an entire array.</text:p>
      <text:p text:style-name="P15"/>
      <text:p text:style-name="P15"/>
      <text:p text:style-name="P15"><text:s text:c="2"/>The possible arrays are (<text:span text:style-name="T29">listed by</text:span> message headers):</text:p>
      <text:list xml:id="list1032210209" text:style-name="L8">
        <text:list-item>
          <text:p text:style-name="P51">X_ARRAY – <text:span text:style-name="T29">the X component</text:span> of data acquired from az,el,r measurements</text:p>
        </text:list-item>
        <text:list-item>
          <text:p text:style-name="P52">Y_ARRAY – <text:span text:style-name="T29">the Y component</text:span> of data acquired from az,el,r measurements</text:p>
        </text:list-item>
        <text:list-item>
          <text:p text:style-name="P52">Z_ARRAY – <text:span text:style-name="T29">the Z component</text:span> of data acquired from az,el,r measurements</text:p>
        </text:list-item>
        <text:list-item>
          <text:p text:style-name="P51">AZ_ARRAY - instrument relative raw horizontal angle<text:span text:style-name="T30">s</text:span></text:p>
        </text:list-item>
        <text:list-item>
          <text:p text:style-name="P51">EL_ARRAY - instrument relative raw elevation angle<text:span text:style-name="T30">s</text:span></text:p>
        </text:list-item>
        <text:list-item>
          <text:p text:style-name="P51">R_ARRAY <text:s/>- radial distance measurement<text:span text:style-name="T30">s</text:span></text:p>
        </text:list-item>
        <text:list-item>
          <text:p text:style-name="P51">I_ARRAY <text:s/>- pixel intensity</text:p>
        </text:list-item>
      </text:list>
      <text:h text:style-name="Heading_20_3" text:outline-level="3">Subscribing to Data</text:h>
      <text:p text:style-name="P15"><text:s text:c="2"/>The subscribe method takes the name, or list of names of the arrays</text:p>
      <text:p text:style-name="P15"><text:s text:c="2"/>of interest. It also includes an optional argument of a callback, which</text:p>
      <text:p text:style-name="P15"><text:s text:c="2"/>should have a signature of string data, numpy_array. e.g:</text:p>
      <text:p text:style-name="P22"><text:s text:c="2"/>def mycallback(name, numpy_array):</text:p>
      <text:p text:style-name="P22"><text:s text:c="6"/>pass</text:p>
      <text:p text:style-name="P22"/>
      <text:p text:style-name="P22"><text:soft-page-break/><text:s text:c="2"/>subscribe("X_ARRAY", mycallback)</text:p>
      <text:p text:style-name="P15"/>
      <text:p text:style-name="P15"><text:s text:c="2"/>Note that the mycallback entry may be <text:span text:style-name="T22">None</text:span>. <text:span text:style-name="T23">In that case, t</text:span>he subscribed data can be accessed using the get_result(name) method.</text:p>
      <text:p text:style-name="P15"/>
      <text:h text:style-name="Heading_20_3" text:outline-level="3">Subscription Details</text:h>
      <text:p text:style-name="P25">When a subscription request is processed a number of steps happen:</text:p>
      <text:list xml:id="list3706137994" text:style-name="L9">
        <text:list-item>
          <text:p text:style-name="P53">The name is validated</text:p>
        </text:list-item>
        <text:list-item>
          <text:p text:style-name="P53">If provided, the callback is checked for the correct signature</text:p>
        </text:list-item>
        <text:list-item>
          <text:p text:style-name="P53">If the callback subtask has not been started it is started.</text:p>
        </text:list-item>
        <text:list-item>
          <text:p text:style-name="P53">A REQ/RPY connection is made from the call context to the callback subtask to announce the subscription. In response, the subtask calls the ZMQ setsockopt() with the subscription filter. This sets up the ZMQ subscription filter.</text:p>
        </text:list-item>
        <text:list-item>
          <text:p text:style-name="P53">The last step is to send a subscribe_array request to the lassi_daq, to announce that the connection is interested in the subscribed data.</text:p>
        </text:list-item>
      </text:list>
      <text:p text:style-name="P25">The reason for the dual sets of filtering is to minimize publishing traffic. One could argue that the step 4 is unnecessary, since step 5 prevents uninteresting data to be published in the first place.</text:p>
      <text:p text:style-name="P15"/>
      <text:h text:style-name="Heading_20_3" text:outline-level="3">Protocol Data Structures</text:h>
      <text:p text:style-name="P23">struct ScanInfo</text:p>
      <text:p text:style-name="P23">{</text:p>
      <text:p text:style-name="P23"><text:s text:c="4"/>int scan_number;</text:p>
      <text:p text:style-name="P23">};</text:p>
      <text:p text:style-name="P23">Used by StartScan.</text:p>
      <text:p text:style-name="P23"/>
      <text:p text:style-name="P23">struct OK_ERROR</text:p>
      <text:p text:style-name="P23">{</text:p>
      <text:p text:style-name="P23"><text:s text:c="4"/>string error_message;</text:p>
      <text:p text:style-name="P23"><text:s text:c="4"/>int state;</text:p>
      <text:p text:style-name="P23"><text:s text:c="4"/>bool is_ok;</text:p>
      <text:p text:style-name="P23"><text:soft-page-break/>};</text:p>
      <text:p text:style-name="P34">Used in all command responses to acknowledge whether or not the command succeeded, any detailed error messages, and the current scanner state.</text:p>
      <text:p text:style-name="P23"/>
      <text:p text:style-name="P23">struct MoveToAz</text:p>
      <text:p text:style-name="P23">{</text:p>
      <text:p text:style-name="P23"><text:s text:c="4"/>float move_to_az;</text:p>
      <text:p text:style-name="P23">};</text:p>
      <text:p text:style-name="P23">Used by the Move_Az command.</text:p>
      <text:p text:style-name="P23"/>
      <text:p text:style-name="P23">struct ConfScan</text:p>
      <text:p text:style-name="P23">{</text:p>
      <text:p text:style-name="P23"><text:s text:c="4"/>string project;</text:p>
      <text:p text:style-name="P23"><text:s text:c="4"/>int scan_resolution;</text:p>
      <text:p text:style-name="P23"><text:s text:c="4"/>int scan_quality;</text:p>
      <text:p text:style-name="P23"><text:s text:c="4"/>int scan_sensitivity;</text:p>
      <text:p text:style-name="P23"><text:s text:c="4"/>int scan_mode;</text:p>
      <text:p text:style-name="P23"/>
      <text:p text:style-name="P23"><text:s text:c="4"/>float center_az;</text:p>
      <text:p text:style-name="P23"><text:s text:c="4"/>float center_el;</text:p>
      <text:p text:style-name="P23"><text:s text:c="4"/>float fov_az;</text:p>
      <text:p text:style-name="P23"><text:s text:c="4"/>float fov_el;</text:p>
      <text:p text:style-name="P23">};</text:p>
      <text:p text:style-name="P34">Used by the Configure command.</text:p>
      <text:p text:style-name="P23"/>
      <text:p text:style-name="P23">struct FitsHeader;</text:p>
      <text:p text:style-name="P23">struct FitsData;</text:p>
      <text:p text:style-name="P23"/>
      <text:p text:style-name="P23">struct ScanFrom</text:p>
      <text:p text:style-name="P23"><text:soft-page-break/>{</text:p>
      <text:p text:style-name="P23"><text:s text:c="4"/>string project;</text:p>
      <text:p text:style-name="P23"><text:s text:c="4"/>int scan_number;</text:p>
      <text:p text:style-name="P23">}</text:p>
      <text:p text:style-name="P34">Used by the ExportFrom and DeleteFrom command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anumGothic" svg:font-family="NanumGothic"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Brandt</meta:initial-creator>
    <meta:creation-date>2019-02-12T12:04:12.227444131</meta:creation-date>
    <dc:date>2019-05-06T15:11:47.287312669</dc:date>
    <dc:creator>Nathaniel Sizemore</dc:creator>
    <meta:editing-duration>P11DT11H34M12S</meta:editing-duration>
    <meta:editing-cycles>32</meta:editing-cycles>
    <meta:generator>LibreOffice/5.3.6.1$Linux_X86_64 LibreOffice_project/30$Build-1</meta:generator>
    <meta:document-statistic meta:table-count="0" meta:image-count="0" meta:object-count="0" meta:page-count="17" meta:paragraph-count="287" meta:word-count="2585" meta:character-count="16030" meta:non-whitespace-character-count="13428"/>
  </office:meta>
</office:document-meta>
</file>